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officeooo:rsid="0012a987" officeooo:paragraph-rsid="0012a987" style:language-asian="zxx" style:country-asian="none" style:language-complex="zxx" style:country-complex="none"/>
    </style:style>
    <style:style style:name="P3" style:family="paragraph" style:parent-style-name="Standard">
      <style:text-properties fo:language="de" fo:country="DE" officeooo:rsid="0012a987" officeooo:paragraph-rsid="0013ff53" style:language-asian="zxx" style:country-asian="none" style:language-complex="zxx" style:country-complex="none"/>
    </style:style>
    <style:style style:name="P4" style:family="paragraph" style:parent-style-name="Standard">
      <style:text-properties fo:language="de" fo:country="DE" officeooo:rsid="0012a987" officeooo:paragraph-rsid="002bb666" style:language-asian="zxx" style:country-asian="none" style:language-complex="zxx" style:country-complex="none"/>
    </style:style>
    <style:style style:name="P5" style:family="paragraph" style:parent-style-name="Standard">
      <style:text-properties fo:language="de" fo:country="DE" officeooo:rsid="001a89c0" officeooo:paragraph-rsid="001a89c0" style:language-asian="zxx" style:country-asian="none" style:language-complex="zxx" style:country-complex="none"/>
    </style:style>
    <style:style style:name="P6" style:family="paragraph" style:parent-style-name="Standard">
      <style:text-properties fo:language="de" fo:country="DE" officeooo:rsid="00202d55" officeooo:paragraph-rsid="00202d55" style:language-asian="zxx" style:country-asian="none" style:language-complex="zxx" style:country-complex="none"/>
    </style:style>
    <style:style style:name="P7" style:family="paragraph" style:parent-style-name="Standard">
      <style:text-properties fo:language="de" fo:country="DE" officeooo:rsid="00202d55" officeooo:paragraph-rsid="002bb666" style:language-asian="zxx" style:country-asian="none" style:language-complex="zxx" style:country-complex="none"/>
    </style:style>
    <style:style style:name="P8" style:family="paragraph" style:parent-style-name="Standard">
      <style:text-properties fo:language="de" fo:country="DE" officeooo:rsid="00222038" officeooo:paragraph-rsid="00222038" style:language-asian="zxx" style:country-asian="none" style:language-complex="zxx" style:country-complex="none"/>
    </style:style>
    <style:style style:name="P9" style:family="paragraph" style:parent-style-name="Standard">
      <style:text-properties fo:language="de" fo:country="DE" officeooo:rsid="002bb666" officeooo:paragraph-rsid="002bb666" style:language-asian="zxx" style:country-asian="none" style:language-complex="zxx" style:country-complex="none"/>
    </style:style>
    <style:style style:name="P10" style:family="paragraph" style:parent-style-name="Standard">
      <style:text-properties fo:language="de" fo:country="DE" officeooo:rsid="002bb666" officeooo:paragraph-rsid="00202d55" style:language-asian="zxx" style:country-asian="none" style:language-complex="zxx" style:country-complex="none"/>
    </style:style>
    <style:style style:name="P11" style:family="paragraph" style:parent-style-name="Standard">
      <style:text-properties fo:language="de" fo:country="DE" officeooo:rsid="002308a6" officeooo:paragraph-rsid="002308a6" style:language-asian="zxx" style:country-asian="none" style:language-complex="zxx" style:country-complex="none"/>
    </style:style>
    <style:style style:name="P12" style:family="paragraph" style:parent-style-name="Standard">
      <style:text-properties fo:language="de" fo:country="DE" officeooo:rsid="0024f1de" officeooo:paragraph-rsid="0024f1de" style:language-asian="zxx" style:country-asian="none" style:language-complex="zxx" style:country-complex="none"/>
    </style:style>
    <style:style style:name="P13" style:family="paragraph" style:parent-style-name="Standard">
      <style:text-properties fo:language="de" fo:country="DE" officeooo:rsid="0026bef8" officeooo:paragraph-rsid="0026bef8" style:language-asian="zxx" style:country-asian="none" style:language-complex="zxx" style:country-complex="none"/>
    </style:style>
    <style:style style:name="P14" style:family="paragraph" style:parent-style-name="Standard">
      <style:text-properties fo:language="de" fo:country="DE" officeooo:rsid="0027fb9a" officeooo:paragraph-rsid="0027fb9a" style:language-asian="zxx" style:country-asian="none" style:language-complex="zxx" style:country-complex="none"/>
    </style:style>
    <style:style style:name="P15" style:family="paragraph" style:parent-style-name="Standard">
      <style:text-properties fo:language="de" fo:country="DE" officeooo:rsid="00293d63" officeooo:paragraph-rsid="00293d63" style:language-asian="zxx" style:country-asian="none" style:language-complex="zxx" style:country-complex="none"/>
    </style:style>
    <style:style style:name="P16" style:family="paragraph" style:parent-style-name="Standard">
      <style:text-properties fo:language="de" fo:country="DE" officeooo:paragraph-rsid="002b1d90" style:language-asian="zxx" style:country-asian="none" style:language-complex="zxx" style:country-complex="none"/>
    </style:style>
    <style:style style:name="P17" style:family="paragraph" style:parent-style-name="Standard">
      <style:text-properties fo:language="de" fo:country="DE" officeooo:rsid="002b1d90" officeooo:paragraph-rsid="002b1d90" style:language-asian="zxx" style:country-asian="none" style:language-complex="zxx" style:country-complex="none"/>
    </style:style>
    <style:style style:name="P18" style:family="paragraph" style:parent-style-name="Standard">
      <style:text-properties fo:language="de" fo:country="DE" officeooo:paragraph-rsid="0017e2d3" style:language-asian="zxx" style:country-asian="none" style:language-complex="zxx" style:country-complex="none"/>
    </style:style>
    <style:style style:name="P19" style:family="paragraph" style:parent-style-name="Standard">
      <style:text-properties fo:language="de" fo:country="DE" officeooo:rsid="0016db27" officeooo:paragraph-rsid="0017e2d3" style:language-asian="zxx" style:country-asian="none" style:language-complex="zxx" style:country-complex="none"/>
    </style:style>
    <style:style style:name="P20" style:family="paragraph" style:parent-style-name="Standard">
      <style:text-properties fo:language="de" fo:country="DE" officeooo:rsid="0016db27" officeooo:paragraph-rsid="0019bc5c" style:language-asian="zxx" style:country-asian="none" style:language-complex="zxx" style:country-complex="none"/>
    </style:style>
    <style:style style:name="P21" style:family="paragraph" style:parent-style-name="Standard">
      <style:text-properties fo:language="de" fo:country="DE" officeooo:rsid="0017e2d3" officeooo:paragraph-rsid="00181e38" style:language-asian="zxx" style:country-asian="none" style:language-complex="zxx" style:country-complex="none"/>
    </style:style>
    <style:style style:name="P22" style:family="paragraph" style:parent-style-name="Standard">
      <style:text-properties fo:language="de" fo:country="DE" officeooo:rsid="0017e2d3" officeooo:paragraph-rsid="0019bc5c" style:language-asian="zxx" style:country-asian="none" style:language-complex="zxx" style:country-complex="none"/>
    </style:style>
    <style:style style:name="P23" style:family="paragraph" style:parent-style-name="Standard">
      <style:text-properties fo:language="de" fo:country="DE" officeooo:paragraph-rsid="0019bc5c" style:language-asian="zxx" style:country-asian="none" style:language-complex="zxx" style:country-complex="none"/>
    </style:style>
    <style:style style:name="P24" style:family="paragraph" style:parent-style-name="Standard">
      <style:text-properties fo:language="de" fo:country="DE" officeooo:paragraph-rsid="001a89c0" style:language-asian="zxx" style:country-asian="none" style:language-complex="zxx" style:country-complex="none"/>
    </style:style>
    <style:style style:name="P25" style:family="paragraph" style:parent-style-name="Standard">
      <style:text-properties fo:language="de" fo:country="DE" fo:font-weight="bold" officeooo:rsid="00222038" officeooo:paragraph-rsid="00222038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text-properties fo:language="de" fo:country="DE" fo:font-weight="bold" officeooo:rsid="002cc05e" officeooo:paragraph-rsid="002bb666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fo:language="de" fo:country="DE" fo:font-weight="bold" officeooo:rsid="002308a6" officeooo:paragraph-rsid="002308a6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language="de" fo:country="DE" fo:font-weight="bold" officeooo:rsid="00293d63" officeooo:paragraph-rsid="00293d63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fo:language="de" fo:country="DE" fo:font-weight="bold" officeooo:rsid="001a89c0" officeooo:paragraph-rsid="001a89c0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style:font-name="Times New Roman" fo:font-size="12pt" fo:language="de" fo:country="DE" officeooo:paragraph-rsid="0012a987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itle">
      <style:text-properties fo:language="de" fo:country="DE" style:language-asian="zxx" style:country-asian="none" style:language-complex="zxx" style:country-complex="none"/>
    </style:style>
    <style:style style:name="P32" style:family="paragraph" style:parent-style-name="Standard">
      <style:text-properties fo:language="de" fo:country="DE" fo:font-weight="normal" officeooo:rsid="001a89c0" officeooo:paragraph-rsid="002d8065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Heading_20_1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34" style:family="paragraph" style:parent-style-name="Heading_20_3">
      <style:text-properties fo:language="de" fo:country="DE" style:language-asian="zxx" style:country-asian="none" style:language-complex="zxx" style:country-complex="none"/>
    </style:style>
    <style:style style:name="P35" style:family="paragraph" style:parent-style-name="Heading_20_3" style:list-style-name="">
      <style:text-properties fo:language="de" fo:country="DE" style:language-asian="zxx" style:country-asian="none" style:language-complex="zxx" style:country-complex="none"/>
    </style:style>
    <style:style style:name="P36" style:family="paragraph" style:parent-style-name="Heading_20_3" style:list-style-name="">
      <style:text-properties fo:language="de" fo:country="DE" officeooo:paragraph-rsid="002308a6" style:language-asian="zxx" style:country-asian="none" style:language-complex="zxx" style:country-complex="none"/>
    </style:style>
    <style:style style:name="P37" style:family="paragraph" style:parent-style-name="Heading_20_3">
      <style:paragraph-properties fo:break-before="page"/>
      <style:text-properties fo:language="de" fo:country="DE" style:language-asian="zxx" style:country-asian="none" style:language-complex="zxx" style:country-complex="none"/>
    </style:style>
    <style:style style:name="P38" style:family="paragraph" style:parent-style-name="Heading_20_3">
      <style:paragraph-properties fo:break-before="page"/>
      <style:text-properties fo:language="de" fo:country="DE" officeooo:paragraph-rsid="002308a6" style:language-asian="zxx" style:country-asian="none" style:language-complex="zxx" style:country-complex="none"/>
    </style:style>
    <style:style style:name="T1" style:family="text">
      <style:text-properties officeooo:rsid="001695c3"/>
    </style:style>
    <style:style style:name="T2" style:family="text">
      <style:text-properties officeooo:rsid="0016db27"/>
    </style:style>
    <style:style style:name="T3" style:family="text">
      <style:text-properties officeooo:rsid="0017e2d3"/>
    </style:style>
    <style:style style:name="T4" style:family="text">
      <style:text-properties officeooo:rsid="00181e38"/>
    </style:style>
    <style:style style:name="T5" style:family="text">
      <style:text-properties officeooo:rsid="0019bc5c"/>
    </style:style>
    <style:style style:name="T6" style:family="text">
      <style:text-properties officeooo:rsid="001a89c0"/>
    </style:style>
    <style:style style:name="T7" style:family="text">
      <style:text-properties officeooo:rsid="001d54a4"/>
    </style:style>
    <style:style style:name="T8" style:family="text">
      <style:text-properties officeooo:rsid="00222038"/>
    </style:style>
    <style:style style:name="T9" style:family="text">
      <style:text-properties officeooo:rsid="0022d44c"/>
    </style:style>
    <style:style style:name="T10" style:family="text">
      <style:text-properties officeooo:rsid="002308a6"/>
    </style:style>
    <style:style style:name="T11" style:family="text">
      <style:text-properties officeooo:rsid="0026bef8"/>
    </style:style>
    <style:style style:name="T12" style:family="text">
      <style:text-properties officeooo:rsid="00293d6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1d90" style:font-weight-asian="bold" style:font-weight-complex="bold"/>
    </style:style>
    <style:style style:name="T15" style:family="text">
      <style:text-properties fo:font-weight="bold" officeooo:rsid="002c47ef" style:font-weight-asian="bold" style:font-weight-complex="bold"/>
    </style:style>
    <style:style style:name="T16" style:family="text">
      <style:text-properties fo:font-weight="bold" officeooo:rsid="002cc05e" style:font-weight-asian="bold" style:font-weight-complex="bold"/>
    </style:style>
    <style:style style:name="T17" style:family="text">
      <style:text-properties officeooo:rsid="002b1d90"/>
    </style:style>
    <style:style style:name="T18" style:family="text">
      <style:text-properties officeooo:rsid="002bb666"/>
    </style:style>
    <style:style style:name="T19" style:family="text">
      <style:text-properties officeooo:rsid="002c3d3e"/>
    </style:style>
    <style:style style:name="T20" style:family="text">
      <style:text-properties officeooo:rsid="002c47ef"/>
    </style:style>
    <style:style style:name="T21" style:family="text">
      <style:text-properties fo:font-weight="normal" officeooo:rsid="002cc05e" style:font-weight-asian="normal" style:font-weight-complex="normal"/>
    </style:style>
    <style:style style:name="T22" style:family="text">
      <style:text-properties fo:font-weight="normal" officeooo:rsid="002c3d3e" style:font-weight-asian="normal" style:font-weight-complex="normal"/>
    </style:style>
    <style:style style:name="T23" style:family="text">
      <style:text-properties officeooo:rsid="002cc05e"/>
    </style:style>
    <style:style style:name="T24" style:family="text">
      <style:text-properties officeooo:rsid="002d2867"/>
    </style:style>
    <style:style style:name="T25" style:family="text">
      <style:text-properties officeooo:rsid="002d8065"/>
    </style:style>
    <style:style style:name="T26" style:family="text">
      <style:text-properties officeooo:rsid="002e6f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tatusbericht</text:p>
      <text:p text:style-name="P3"/>
      <text:h text:style-name="P33" text:outline-level="1"><text:span text:style-name="T7">A</text:span>bschluss des Projekts (Milestone<text:span text:style-name="T7">2</text:span>).</text:h>
      <text:p text:style-name="P30"/>
      <text:h text:style-name="P34" text:outline-level="3">Kurze Zusammenfassung und Überblick über das Projekt</text:h>
      <text:p text:style-name="P6">Das Projekt <text:span text:style-name="T8">umfasst die Erstellung einer Seite zur online Bestellung bei einem Pizza Lieferservice.</text:span></text:p>
      <text:p text:style-name="P8">Hierzu ist es möglich dass ein Kunde sich registriert bzw. Anmeldet die gewünschten <text:span text:style-name="T9">Produkte</text:span>, in gewünschter <text:span text:style-name="T10">M</text:span>enge auswählt und die Bestellung aufgibt </text:p>
      <text:p text:style-name="P8"/>
      <text:p text:style-name="P6"><text:span text:style-name="T18">Es umfasst folgende</text:span> Funktionalitäten und Features:</text:p>
      <text:p text:style-name="P9">- Aufgeben von Bestellungen: Durch Auswahl von...</text:p>
      <text:p text:style-name="P10"><text:tab/>… Pizza eines <text:span text:style-name="T24">Typs</text:span></text:p>
      <text:p text:style-name="P6"><text:tab/>… <text:span text:style-name="T18">Anzahl der Pizzen</text:span></text:p>
      <text:p text:style-name="P6"><text:tab/>… <text:span text:style-name="T18">Die Größe der Pizzen</text:span></text:p>
      <text:p text:style-name="P6"><text:tab/>… <text:span text:style-name="T18">bis zu drei verschiedenen Extras</text:span></text:p>
      <text:p text:style-name="P7"><text:tab/>… <text:span text:style-name="T18">die Art eines zusätzlichen Produkts</text:span></text:p>
      <text:p text:style-name="P7"><text:tab/>… <text:span text:style-name="T18">die Anzahl des Produkts.</text:span></text:p>
      <text:p text:style-name="P4">- Registration neuer Kunden</text:p>
      <text:p text:style-name="P4">- Login für Kunden.</text:p>
      <text:p text:style-name="P4">- <text:span text:style-name="T18">Bearbeiten der Accountdaten.</text:span></text:p>
      <text:p text:style-name="P4">- Registration neuer Mitarbeiter.</text:p>
      <text:p text:style-name="P4">- Login für Mitarbeiter.</text:p>
      <text:p text:style-name="P4">- <text:span text:style-name="T18">Registration neuer Kunden durch Mitarbeiter.</text:span></text:p>
      <text:p text:style-name="P4">- <text:span text:style-name="T18">Registration neuer Mitarbeiter durch Mitarbeiter.</text:span></text:p>
      <text:p text:style-name="P4">- <text:span text:style-name="T19">Für Mitarbeiter anzeigen aller getätigten Bestellungen.</text:span></text:p>
      <text:p text:style-name="P4">- <text:span text:style-name="T22">Für</text:span><text:span text:style-name="T19"> Mitarbeiter a</text:span>nzeige<text:span text:style-name="T20">n</text:span> der <text:span text:style-name="T13">??????aktuell angemeldeten/</text:span><text:span text:style-name="T15">allen</text:span><text:span text:style-name="T13">????</text:span> Benutzer mit Vor-/Nachnamen und vollständiger Adresse.</text:p>
      <text:p text:style-name="P4">- <text:span text:style-name="T20">Für Mitarbeiter anzeigen aller Mitarbeiter.</text:span></text:p>
      <text:p text:style-name="P4">- <text:span text:style-name="T23">Anzeigen, Hinzufügen, </text:span><text:span text:style-name="T16">???bearbeiten??? </text:span><text:span text:style-name="T21">und löschen von Pizzen, Extras und Produkten</text:span></text:p>
      <text:p text:style-name="P26">- ??????????????????????????????</text:p>
      <text:p text:style-name="P4">- Speicherung <text:span text:style-name="T20">in </text:span>der Datenbank:</text:p>
      <text:p text:style-name="P4"><text:tab/>- <text:span text:style-name="T20">Kunden </text:span></text:p>
      <text:p text:style-name="P4"><text:tab/>- <text:span text:style-name="T20">Mitarbeiter</text:span></text:p>
      <text:p text:style-name="P4"><text:tab/>- <text:span text:style-name="T20">Bestellungen</text:span></text:p>
      <text:p text:style-name="P4"><text:tab/>- <text:span text:style-name="T20">Produkte</text:span></text:p>
      <text:p text:style-name="P8"><text:tab/>- <text:span text:style-name="T20">Pizzen</text:span></text:p>
      <text:p text:style-name="P8"><text:tab/>- <text:span text:style-name="T20">Extras</text:span></text:p>
      <text:p text:style-name="P25"><text:tab/>- ?????????????????????????????????</text:p>
      <text:p text:style-name="P8"/>
      <text:h text:style-name="P36" text:outline-level="3"/>
      <text:h text:style-name="P38" text:outline-level="3">Hinweise zur Benutzung</text:h>
      <text:p text:style-name="P27">Benutzung als Kunde:</text:p>
      <text:p text:style-name="P11">Um eine Bestellung aufgeben zu können ist es notwendig sich einzuloggen.</text:p>
      <text:p text:style-name="P12">Hat der Kunde noch keinen <text:span text:style-name="T24">Account</text:span>, kann er sich Registrieren.</text:p>
      <text:p text:style-name="P12">Beides ist im <text:span text:style-name="T24">Kundenportal</text:span> möglich.</text:p>
      <text:p text:style-name="P12">Zum Registrieren müssen folgende Daten eingegeben werden:</text:p>
      <text:p text:style-name="P12"><text:tab/>Name, Vorname, Adresse, Stadt, PLZ, E-mail, die Entfernung zur Filiale, und Passwort</text:p>
      <text:p text:style-name="P12">Das Einloggen <text:span text:style-name="T11">ist durch Email und Passworteingabe möglich.</text:span></text:p>
      <text:p text:style-name="P13">Es besteht bereits ein Kunde <text:span text:style-name="T13">Emil</text:span> dessen <text:span text:style-name="T13">E-mail "user"</text:span> und <text:span text:style-name="T13">Passwort "user"</text:span> ist.</text:p>
      <text:p text:style-name="P14">Auf der Seite Produkte unten kann eine Bestellung durch <text:span text:style-name="T24">Auswahl</text:span> mit den <text:span text:style-name="T24">D</text:span>ropdown<text:span text:style-name="T24">-menüs</text:span> und klicken auf den <text:span text:style-name="T24">Bestellbutton</text:span> ausgeführt werden.</text:p>
      <text:p text:style-name="P14"><text:span text:style-name="T12">Es</text:span> wird die <text:span text:style-name="T12">Z</text:span>usammenfassung der aufgegebenen <text:span text:style-name="T12">B</text:span>estellung ausgegeben.</text:p>
      <text:p text:style-name="P15"><text:span text:style-name="T24">Anschließend</text:span> ist es auch möglich sich die Bestellungen im Kundenportal anzeigen zulassen und diese auf <text:span text:style-name="T24">wusch</text:span> auch wieder zu stornieren.</text:p>
      <text:p text:style-name="P15">Dort kann auch der Kunde die bei der Registrierung eingegebenen Daten ändern oder seinen Konto löschen lassen.</text:p>
      <text:p text:style-name="P1"/>
      <text:p text:style-name="P28">Benutzung als Mitarbeiter:</text:p>
      <text:p text:style-name="P15"><text:span text:style-name="T17">Die</text:span> Mitarbeiter <text:span text:style-name="T17">können </text:span>im Mitarbeiterportal welches unter Mitarbeiter Login <text:span text:style-name="T24">zu finden</text:span> ist, <text:span text:style-name="T17">sich anmelden.</text:span></text:p>
      <text:p text:style-name="P16"><text:span text:style-name="T17">Es besteht bereits der Mitarbeiter </text:span><text:span text:style-name="T13">Padrone</text:span> <text:span text:style-name="T17">dessen </text:span><text:span text:style-name="T14">E-mail "root"</text:span><text:span text:style-name="T17"> und </text:span><text:span text:style-name="T14">Passort "root"</text:span><text:span text:style-name="T17"> ist.</text:span></text:p>
      <text:p text:style-name="P17">Ist er <text:span text:style-name="T24">eingeloggt</text:span> kann er dort andere Mitarbeiter sowie neue Kunden im System Registrieren. Er kann auch neue Produkte Pizzen und Extras hinzufügen.</text:p>
      <text:p text:style-name="P17"/>
      <text:p text:style-name="P15"/>
      <text:p text:style-name="P15"/>
      <text:p text:style-name="P15"/>
      <text:p text:style-name="P15"/>
      <text:p text:style-name="P15"/>
      <text:p text:style-name="P1"/>
      <text:p text:style-name="P1">Rückblickende Analyse („Post-Mortem“):</text:p>
      <text:p text:style-name="P1"><text:tab/>Was lief gut? Was lief schlecht?</text:p>
      <text:p text:style-name="P1"><text:tab/>Was würden wir das nächste Mal besser machen?</text:p>
      <text:p text:style-name="P1"><text:tab/>Feedback an den Auftraggeber zur Semesteraufgabe</text:p>
      <text:h text:style-name="P35" text:outline-level="3"/>
      <text:h text:style-name="P37" text:outline-level="3">Aufwandsnachweis</text:h>
      <text:p text:style-name="P2">Kamil Gorszczyk 24.11.16 Erste Version des Prototyps mit Hintergrundbild und einer Menüleiste.</text:p>
      <text:p text:style-name="P2"><text:tab/><text:tab/><text:tab/><text:tab/><text:tab/><text:tab/> <text:s/>Ergänzen um den zugriff auf die Datenbank und <text:tab/><text:tab/><text:tab/><text:tab/><text:tab/><text:tab/><text:tab/> <text:s/>Hinzufügen der ersten Pizzen.</text:p>
      <text:p text:style-name="P1">Kamil Gorszczyk 26.11.16 Fehlerbehebung NullpointerException.</text:p>
      <text:p text:style-name="P1">Kamil Gorszczyk 28.11.16 Hinzufügen fehlender Dateien.</text:p>
      <text:p text:style-name="P1">Kamil Gorszczyk 28.11.16 Hinzufügen der Datenbank Unterstützung für Mitarbeiter und <text:tab/><text:tab/><text:tab/><text:tab/> <text:s text:c="8"/>Bestellungen.</text:p>
      <text:p text:style-name="P1">Kamil Gorszczyk 29.11.16 Hinzufügen der Anmeldung der User sowie Anmeldung und <text:tab/><text:tab/><text:tab/><text:tab/> <text:s text:c="8"/>Registration für den Mitarbeiter.</text:p>
      <text:p text:style-name="P1">Johanees Krumm 30.11.16 Erstellen des Lastenhefts.</text:p>
      <text:p text:style-name="P1">Johannes Krumm 30.11.16 &amp; 01.12.16 Design arbeiten an den css und html Dateien.</text:p>
      <text:p text:style-name="P1">Simon Parussel 30.11.16 Erstellen des Statusberichts.</text:p>
      <text:p text:style-name="P1">----------------------------</text:p>
      <text:p text:style-name="P1">-------Milestone 1-------</text:p>
      <text:p text:style-name="P1">----------------------------</text:p>
      <text:p text:style-name="P1">Johannes Krumm 05.12.16<text:tab/>Design arbeiten an den css und html Dateien.</text:p>
      <text:p text:style-name="P1">Johannes Krumm 20.12.16<text:tab/>Design arbeiten an den css und html Dateien.</text:p>
      <text:p text:style-name="P1">Simon Parussel <text:s text:c="3"/>22.12.16<text:tab/>Hinzufügen neuer Funktionen:</text:p>
      <text:p text:style-name="P1"><text:tab/><text:tab/><text:tab/><text:tab/>- Erstellen von neuen Mitarbeitern nur durch bestehende Mitarbeiter</text:p>
      <text:p text:style-name="P1"><text:tab/><text:tab/><text:tab/><text:tab/><text:tab/>mit Autorisierung der Stufe 10.</text:p>
      <text:p text:style-name="P1"><text:tab/><text:tab/><text:tab/><text:tab/>- Bearbeiten von Bestehenden Mitarbeitern.</text:p>
      <text:p text:style-name="P1">Johannes Krumm <text:span text:style-name="T1">22.12.16<text:tab/>Hinzufügen neuer Funktionen:</text:span></text:p>
      <text:p text:style-name="P18"><text:tab/><text:tab/><text:tab/><text:tab/>- Registrierung neuer <text:span text:style-name="T3">Kunden</text:span> über das Mitarbeiter Portal.</text:p>
      <text:p text:style-name="P18"><text:tab/><text:tab/><text:tab/><text:tab/>- <text:span text:style-name="T1">Modifikation von Kunden durch Mitarbeiter.</text:span></text:p>
      <text:p text:style-name="P1">Simon Parussel <text:s text:c="3"/>2<text:span text:style-name="T2">9</text:span>.12.16<text:tab/>Hinzufügen <text:span text:style-name="T2">einer neuen</text:span> Funktion:</text:p>
      <text:p text:style-name="P18"><text:tab/><text:tab/><text:tab/><text:tab/>- <text:span text:style-name="T2">Löschen</text:span> <text:span text:style-name="T2">eines</text:span> <text:span text:style-name="T3">Kunden</text:span> durch <text:span text:style-name="T2">einen</text:span> Mitarbeiter.</text:p>
      <text:p text:style-name="P1">Simon Parussel <text:s text:c="3"/><text:span text:style-name="T2">31</text:span>.12.16<text:tab/>Hinzufügen <text:span text:style-name="T2">einer neuen</text:span> Funktion:</text:p>
      <text:p text:style-name="P1"><text:tab/><text:tab/><text:tab/><text:tab/>- Mitarbeiter <text:span text:style-name="T2">können nun entlassen werden</text:span>.</text:p>
      <text:p text:style-name="P18">Johannes Krumm <text:span text:style-name="T2">02.01.17<text:tab/>Hinzufügen eines „ActiveFlag“ welches angibt ob ein</text:span></text:p>
      <text:p text:style-name="P19"><text:tab/><text:tab/><text:tab/><text:tab/><text:tab/>Kunde/Mitarbeiter gelöscht wurde.</text:p>
      <text:p text:style-name="P18">Kamil Gorszczyk <text:span text:style-name="T2">02.01.17<text:tab/>Hinzufügen der Unterstützung für weitere Produkte.</text:span></text:p>
      <text:p text:style-name="P18"><text:tab/><text:tab/><text:tab/><text:tab/><text:span text:style-name="T3">Kunden- und Mitarbeiter-Logins werden in Cookies gespeichert.</text:span></text:p>
      <text:p text:style-name="P21"><text:tab/><text:tab/><text:tab/><text:tab/>Fehlerbehebung.</text:p>
      <text:p text:style-name="P21">Kamil Gorszczyk <text:span text:style-name="T2">04.01.17<text:tab/>Weitere Unterstützung für zusätzliche Produkte.</text:span></text:p>
      <text:p text:style-name="P21"><text:tab/><text:tab/><text:tab/><text:tab/><text:span text:style-name="T4">Neu schreiben des gesamten Orderablaufs.</text:span></text:p>
      <text:p text:style-name="P23">Johannes Krumm <text:span text:style-name="T2">05.01.17<text:tab/>Hinzufügen einer neuen Funktion:</text:span></text:p>
      <text:p text:style-name="P20"><text:tab/><text:tab/><text:tab/><text:tab/>Kunden können ihre Daten ändern.</text:p>
      <text:p text:style-name="P20"><text:tab/><text:tab/><text:tab/><text:tab/>Design arbeiten an css und html Dateien.</text:p>
      <text:p text:style-name="P22">Kamil Gorszczyk <text:span text:style-name="T2">05.01.17<text:tab/>Hinzufügen einer neuen Funktion:</text:span></text:p>
      <text:p text:style-name="P23"><text:tab/><text:tab/><text:tab/><text:tab/><text:span text:style-name="T24">Berechnung der Lieferzeit.</text:span></text:p>
      <text:p text:style-name="P22"><text:tab/><text:tab/><text:tab/><text:tab/>Fehlerbehebung.</text:p>
      <text:p text:style-name="P22">Johannes Krumm 08.01.17<text:tab/>Hinzufügen einer neuen Funktion:</text:p>
      <text:p text:style-name="P24"><text:tab/><text:tab/><text:tab/><text:tab/><text:span text:style-name="T5">Neue Pizzen können von Mitarbeitern hinzugefügt werden.</text:span></text:p>
      <text:p text:style-name="P24">Simon Parussel <text:s text:c="3"/><text:span text:style-name="T6">08</text:span>.<text:span text:style-name="T6">01</text:span>.<text:span text:style-name="T6">17<text:tab/>Mehrere Funktionen hinzugefügt bzw. optimiert:</text:span></text:p>
      <text:p text:style-name="P5"><text:tab/><text:tab/><text:tab/><text:tab/>Das Hinzufügen, ändern und löschen ist jeweils mit Pizzen, Extras und <text:tab/><text:tab/><text:tab/><text:tab/>Beilagen möglich.</text:p>
      <text:p text:style-name="P5"><text:tab/><text:tab/><text:tab/><text:tab/>Mehrere einzelne Views hinzugefügt (aufteilen der bereits</text:p>
      <text:p text:style-name="P5"><text:tab/><text:tab/><text:tab/><text:tab/>vorhandenen Views).</text:p>
      <text:p text:style-name="P5"><text:tab/><text:tab/><text:tab/><text:tab/>DB &amp; HTML zugriff optimiert.</text:p>
      <text:p text:style-name="P5"><text:span text:style-name="T3">Johannes Krumm </text:span>09<text:span text:style-name="T3">.01.17<text:tab/>Design arbeiten an css und html Dateien.</text:span></text:p>
      <text:p text:style-name="P32"><text:soft-page-break/>Simon Parussel <text:s text:c="3"/>0<text:span text:style-name="T25">9.</text:span>01.17<text:tab/><text:span text:style-name="T26">Vorabversion des Statusberichts hinzugefügt.</text:span></text:p>
      <text:p text:style-name="P32"><text:tab/><text:tab/><text:tab/><text:tab/><text:span text:style-name="T25">ein par javadoc Kommentare ergänzt.</text:span></text:p>
      <text:p text:style-name="P29">???????????????????????????????????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8S</meta:editing-duration>
    <meta:editing-cycles>13</meta:editing-cycles>
    <meta:generator>LibreOffice/5.0.6.3$Windows_x86 LibreOffice_project/490fc03b25318460cfc54456516ea2519c11d1aa</meta:generator>
    <dc:date>2017-01-09T23:45:37.725000000</dc:date>
    <meta:document-statistic meta:table-count="0" meta:image-count="0" meta:object-count="0" meta:page-count="4" meta:paragraph-count="104" meta:word-count="725" meta:character-count="5567" meta:non-whitespace-character-count="4780"/>
    <meta:user-defined meta:name="Info 1"/>
    <meta:user-defined meta:name="Info 2"/>
    <meta:user-defined meta:name="Info 3"/>
    <meta:user-defined meta:name="Info 4"/>
  </office:meta>
</office:document-meta>
</file>